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center"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5" style:family="paragraph" style:parent-style-name="Standard" style:list-style-name="L3">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Text_20_body">
      <style:paragraph-properties fo:text-align="start" style:justify-single-word="false"/>
      <style:text-properties fo:font-style="normal" style:text-underline-style="none" style:font-style-asian="normal" style:font-style-complex="normal"/>
    </style:style>
    <style:style style:name="P9" style:family="paragraph" style:parent-style-name="Heading">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text:span text:style-name="T1">RAPPORT DE PROJET 2021/2022</text:span></text:p>
      <text:p text:style-name="P1"><text:span text:style-name="T1"/></text:p>
      <text:p text:style-name="P1"><text:span text:style-name="T1">PPRO605</text:span></text:p>
      <text:p text:style-name="P1"><text:span text:style-name="T1"/></text:p>
      <text:p text:style-name="P1"><text:span text:style-name="T1"/></text:p>
      <text:p text:style-name="P1"><text:span text:style-name="T1"/></text:p>
      <text:p text:style-name="P1"><text:span text:style-name="T1"/></text:p>
      <text:p text:style-name="P1"><text:span text:style-name="T1">Site de gestion de proje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LEMASSON CHRISTOPHER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I ) Préparation à la modélisation <text:tab/>3</text:p>
        </text:index-body>
      </text:table-of-content>
      <text:p text:style-name="P1"><text:span text:style-name="T2"/></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Heading_20_1" text:outline-level="1"><text:span text:style-name="T2">I ) Préparation à la modélisation</text:span> </text:h>
      <text:list xml:id="list1980305004348397658" text:style-name="L1">
        <text:list-header>
          <text:p text:style-name="P3"><text:span text:style-name="T3"/></text:p>
        </text:list-header>
      </text:list>
      <text:p text:style-name="Heading"><text:span text:style-name="T3">1) Objectif du projet</text:span></text:p>
      <text:p text:style-name="P4"/>
      <text:p text:style-name="P4"><text:span text:style-name="T4">Dans le cadre de PPRO605, un projet m'a été décerné, celui de la création d'un site web permettant le suivi de conventions de stages directement en ligne. Le site devait donc, en réponse à cette thématique, contenir différentes choses :</text:span></text:p>
      <text:p text:style-name="P4"><text:span text:style-name="T4"/></text:p>
      <text:list xml:id="list8155277904694213826" text:style-name="L3">
        <text:list-item>
          <text:p text:style-name="P5"><text:span text:style-name="T4">Moyen de s'inscrire</text:span></text:p>
        </text:list-item>
        <text:list-item>
          <text:p text:style-name="P5"><text:span text:style-name="T4">Système permettant de différencier les utilisateurs et leurs relations avec la convention (Secrétaire de faculté, responsables de formations, tuteurs d'entreprise)</text:span></text:p>
        </text:list-item>
        <text:list-item>
          <text:p text:style-name="P5"><text:span text:style-name="T4">Zone de dépôt d'une convention / Retrait d'une convention</text:span></text:p>
        </text:list-item>
      </text:list>
      <text:p text:style-name="P4"><text:span text:style-name="T4"/></text:p>
      <text:p text:style-name="P4"><text:span text:style-name="T4">En plus de ces différentes choses, nous avons fixer quelques fonctionnalités utiles pour le secrétariat, tel que l'import de compte élèves afin de pouvoir inscrire directement les étudiants d'une formation à partir d'un format CSV, ainsi qu'un moyen pour une faculté de construire une procédure grâce à différentes étapes clefs, et ainsi, pouvoir apporter un choix de suivi de convention par une procédure en fonction de la formation, ou de si le stage s'effectuera dans le territoire français ou non.</text:span></text:p>
      <text:p text:style-name="P4"><text:span text:style-name="T4"/></text:p>
      <text:p text:style-name="P9">2) Support utilisés</text:p>
      <text:p text:style-name="P7"/>
      <text:p text:style-name="P8"><text:tab/>Afin de rendre interactif le site , il a donc fallu au projet une base de donnée, pour pouvoir la gérer, phpmyadmin a été utilisé, afin de modéliser celle-ci, j'ai utilisé Looping, qui permet maintenant un transfort de MCD à MLD afin de se rapprocher de laravel et de son système de gestion de base de données .</text:p>
      <text:p text:style-name="P8"/>
      <text:p text:style-name="P9">3) Répartition du travail au fil du temps.</text:p>
      <text:p text:style-name="P7"/>
      <text:p text:style-name="P8"><text:tab/>Dans un objectif de répartir la totalité du travail sur la durée du projet, j'ai construit un premier diagramme de Gantt, permettant de me fixer des objectifs par semaine,</text:p>
      <text:p text:style-name="P7"/>
      <text:list xml:id="list34823810" text:continue-numbering="true" text:style-name="L3">
        <text:list-header>
          <text:p text:style-name="P5"><text:span text:style-name="T4"/></text:p>
          <text:p text:style-name="P5"><text:span text:style-name="T4"><text:s/></text:span></text:p>
        </text:list-header>
      </text:list>
      <text:p text:style-name="P6"/>
      <text:list xml:id="list34817674" text:continue-list="list1980305004348397658" text:style-name="L1">
        <text:list-header>
          <text:p text:style-name="P2"/>
        </text:list-header>
      </text:list>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P.<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EMASSON</meta:initial-creator>
    <meta:creation-date>2022-05-31T14:33:07.44</meta:creation-date>
    <dc:date>2022-05-31T14:59:02.02</dc:date>
    <dc:creator>Christopher LEMASSON</dc:creator>
    <meta:editing-duration>PT25M53S</meta:editing-duration>
    <meta:editing-cycles>9</meta:editing-cycles>
    <meta:generator>OpenOffice/4.1.11$Win32 OpenOffice.org_project/4111m1$Build-9808</meta:generator>
    <meta:document-statistic meta:table-count="0" meta:image-count="0" meta:object-count="0" meta:page-count="4" meta:paragraph-count="20" meta:word-count="287" meta:character-count="1721"/>
  </office:meta>
</office:document-meta>
</file>